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Arkusz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p.</text:p>
          </table:table-cell>
          <table:table-cell office:value-type="string" table:style-name="ce2">
            <text:p>Is, mA</text:p>
          </table:table-cell>
          <table:table-cell office:value-type="string" table:style-name="ce2">
            <text:p>0A</text:p>
          </table:table-cell>
          <table:table-cell office:value-type="string" table:style-name="ce2">
            <text:p>U(Uh)</text:p>
          </table:table-cell>
          <table:table-cell office:value-type="string" table:style-name="ce2">
            <text:p>0.5A</text:p>
          </table:table-cell>
          <table:table-cell table:style-name="ce1"/>
          <table:table-cell office:value-type="string" table:style-name="ce2">
            <text:p>1A</text:p>
          </table:table-cell>
          <table:table-cell table:style-name="ce1"/>
          <table:table-cell office:value-type="string" table:style-name="ce2">
            <text:p>1.5A</text:p>
          </table:table-cell>
          <table:table-cell table:style-name="ce1"/>
          <table:table-cell office:value-type="string" table:style-name="ce2">
            <text:p>2A</text:p>
          </table:table-cell>
          <table:table-cell table:style-name="ce1"/>
          <table:table-cell office:value-type="string" table:style-name="ce1">
            <text:p>u(Is)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9" table:style-name="ce1">
            <text:p>2,9</text:p>
          </table:table-cell>
          <table:table-cell table:style-name="ce1"/>
          <table:table-cell office:value-type="float" office:value="3.7" table:style-name="ce1">
            <text:p>3,7</text:p>
          </table:table-cell>
          <table:table-cell table:style-name="ce1"/>
          <table:table-cell office:value-type="float" office:value="4.5999999999999996" table:style-name="ce1">
            <text:p>4,6</text:p>
          </table:table-cell>
          <table:table-cell table:style-name="ce1"/>
          <table:table-cell office:value-type="float" office:value="5.4" table:style-name="ce1">
            <text:p>5,4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5.5" table:style-name="ce1">
            <text:p>-5,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style-name="ce1"/>
          <table:table-cell office:value-type="float" office:value="4.2" table:style-name="ce1">
            <text:p>4,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.4" table:style-name="ce1">
            <text:p>2,4</text:p>
          </table:table-cell>
          <table:table-cell table:style-name="ce1"/>
          <table:table-cell office:value-type="float" office:value="3.1" table:style-name="ce1">
            <text:p>3,1</text:p>
          </table:table-cell>
          <table:table-cell table:style-name="ce1"/>
          <table:table-cell office:value-type="float" office:value="3.9" table:style-name="ce1">
            <text:p>3,9</text:p>
          </table:table-cell>
          <table:table-cell table:style-name="ce1"/>
          <table:table-cell office:value-type="float" office:value="4.5" table:style-name="ce1">
            <text:p>4,5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4.5" table:style-name="ce1">
            <text:p>-4,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table:style-name="ce1"/>
          <table:table-cell office:value-type="float" office:value="3.5" table:style-name="ce1">
            <text:p>3,5</text:p>
          </table:table-cell>
          <table:table-cell table:style-name="ce1"/>
          <table:table-cell office:value-type="float" office:value="4.0999999999999996" table:style-name="ce1">
            <text:p>4,1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4" table:style-name="ce1">
            <text:p>-4</text:p>
          </table:table-cell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.5" table:style-name="ce1">
            <text:p>2,5</text:p>
          </table:table-cell>
          <table:table-cell table:style-name="ce1"/>
          <table:table-cell office:value-type="float" office:value="3.1" table:style-name="ce1">
            <text:p>3,1</text:p>
          </table:table-cell>
          <table:table-cell table:style-name="ce1"/>
          <table:table-cell office:value-type="float" office:value="3.6" table:style-name="ce1">
            <text:p>3,6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3.5" table:style-name="ce1">
            <text:p>-3,5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2.7" table:style-name="ce1">
            <text:p>2,7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table:style-name="ce1"/>
          <table:table-cell office:value-type="float" office:value="2.7" table:style-name="ce1">
            <text:p>2,7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.5" table:style-name="ce1">
            <text:p>-2,5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" table:style-name="ce1">
            <text:p>-2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" table:style-name="ce1">
            <text:p>-1,5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table:style-name="ce1"/>
          <table:table-cell office:value-type="float" office:value="1.1000000000000001" table:style-name="ce1">
            <text:p>1,1</text:p>
          </table:table-cell>
          <table:table-cell table:style-name="ce1"/>
          <table:table-cell office:value-type="float" office:value="1.3" table:style-name="ce1">
            <text:p>1,3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5" table:style-name="ce1">
            <text:p>-0,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2" table:style-name="ce1">
            <text:p>0,2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" table:style-name="ce1">
            <text:p>0,5</text:p>
          </table:table-cell>
          <table:table-cell office:value-type="float" office:value="-0.1" table:style-name="ce1">
            <text:p>-0,1</text:p>
          </table:table-cell>
          <table:table-cell table:style-name="ce1"/>
          <table:table-cell office:value-type="float" office:value="-0.2" table:style-name="ce1">
            <text:p>-0,2</text:p>
          </table:table-cell>
          <table:table-cell table:style-name="ce1"/>
          <table:table-cell office:value-type="float" office:value="-0.3" table:style-name="ce1">
            <text:p>-0,3</text:p>
          </table:table-cell>
          <table:table-cell table:style-name="ce1"/>
          <table:table-cell office:value-type="float" office:value="-0.4" table:style-name="ce1">
            <text:p>-0,4</text:p>
          </table:table-cell>
          <table:table-cell table:style-name="ce1"/>
          <table:table-cell office:value-type="float" office:value="-0.4" table:style-name="ce1">
            <text:p>-0,4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0.3" table:style-name="ce1">
            <text:p>-0,3</text:p>
          </table:table-cell>
          <table:table-cell table:style-name="ce1"/>
          <table:table-cell office:value-type="float" office:value="-0.5" table:style-name="ce1">
            <text:p>-0,5</text:p>
          </table:table-cell>
          <table:table-cell table:style-name="ce1"/>
          <table:table-cell office:value-type="float" office:value="-0.6" table:style-name="ce1">
            <text:p>-0,6</text:p>
          </table:table-cell>
          <table:table-cell table:style-name="ce1"/>
          <table:table-cell office:value-type="float" office:value="-0.8" table:style-name="ce1">
            <text:p>-0,8</text:p>
          </table:table-cell>
          <table:table-cell table:style-name="ce1"/>
          <table:table-cell office:value-type="float" office:value="-0.9" table:style-name="ce1">
            <text:p>-0,9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5" table:style-name="ce1">
            <text:p>1,5</text:p>
          </table:table-cell>
          <table:table-cell office:value-type="float" office:value="-0.5" table:style-name="ce1">
            <text:p>-0,5</text:p>
          </table:table-cell>
          <table:table-cell table:style-name="ce1"/>
          <table:table-cell office:value-type="float" office:value="-0.7" table:style-name="ce1">
            <text:p>-0,7</text:p>
          </table:table-cell>
          <table:table-cell table:style-name="ce1"/>
          <table:table-cell office:value-type="float" office:value="-0.9" table:style-name="ce1">
            <text:p>-0,9</text:p>
          </table:table-cell>
          <table:table-cell table:style-name="ce1"/>
          <table:table-cell office:value-type="float" office:value="-1.2" table:style-name="ce1">
            <text:p>-1,2</text:p>
          </table:table-cell>
          <table:table-cell table:style-name="ce1"/>
          <table:table-cell office:value-type="float" office:value="-1.4" table:style-name="ce1">
            <text:p>-1,4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0.7" table:style-name="ce1">
            <text:p>-0,7</text:p>
          </table:table-cell>
          <table:table-cell table:style-name="ce1"/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1.3" table:style-name="ce1">
            <text:p>-1,3</text:p>
          </table:table-cell>
          <table:table-cell table:style-name="ce1"/>
          <table:table-cell office:value-type="float" office:value="-1.6" table:style-name="ce1">
            <text:p>-1,6</text:p>
          </table:table-cell>
          <table:table-cell table:style-name="ce1"/>
          <table:table-cell office:value-type="float" office:value="-1.9" table:style-name="ce1">
            <text:p>-1,9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5" table:style-name="ce1">
            <text:p>2,5</text:p>
          </table:table-cell>
          <table:table-cell office:value-type="float" office:value="-0.9" table:style-name="ce1">
            <text:p>-0,9</text:p>
          </table:table-cell>
          <table:table-cell table:style-name="ce1"/>
          <table:table-cell office:value-type="float" office:value="-1.3" table:style-name="ce1">
            <text:p>-1,3</text:p>
          </table:table-cell>
          <table:table-cell table:style-name="ce1"/>
          <table:table-cell office:value-type="float" office:value="-1.6" table:style-name="ce1">
            <text:p>-1,6</text:p>
          </table:table-cell>
          <table:table-cell table:style-name="ce1"/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2.2999999999999998" table:style-name="ce1">
            <text:p>-2,3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-1.1000000000000001" table:style-name="ce1">
            <text:p>-1,1</text:p>
          </table:table-cell>
          <table:table-cell table:style-name="ce1"/>
          <table:table-cell office:value-type="float" office:value="-1.5" table:style-name="ce1">
            <text:p>-1,5</text:p>
          </table:table-cell>
          <table:table-cell table:style-name="ce1"/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2.4" table:style-name="ce1">
            <text:p>-2,4</text:p>
          </table:table-cell>
          <table:table-cell table:style-name="ce1"/>
          <table:table-cell office:value-type="float" office:value="-2.8" table:style-name="ce1">
            <text:p>-2,8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5" table:style-name="ce1">
            <text:p>3,5</text:p>
          </table:table-cell>
          <table:table-cell office:value-type="float" office:value="-1.3" table:style-name="ce1">
            <text:p>-1,3</text:p>
          </table:table-cell>
          <table:table-cell table:style-name="ce1"/>
          <table:table-cell office:value-type="float" office:value="-1.8" table:style-name="ce1">
            <text:p>-1,8</text:p>
          </table:table-cell>
          <table:table-cell table:style-name="ce1"/>
          <table:table-cell office:value-type="float" office:value="-2.2999999999999998" table:style-name="ce1">
            <text:p>-2,3</text:p>
          </table:table-cell>
          <table:table-cell table:style-name="ce1"/>
          <table:table-cell office:value-type="float" office:value="-2.8" table:style-name="ce1">
            <text:p>-2,8</text:p>
          </table:table-cell>
          <table:table-cell table:style-name="ce1"/>
          <table:table-cell office:value-type="float" office:value="-3.3" table:style-name="ce1">
            <text:p>-3,3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-1.5" table:style-name="ce1">
            <text:p>-1,5</text:p>
          </table:table-cell>
          <table:table-cell table:style-name="ce1"/>
          <table:table-cell office:value-type="float" office:value="-2.1" table:style-name="ce1">
            <text:p>-2,1</text:p>
          </table:table-cell>
          <table:table-cell table:style-name="ce1"/>
          <table:table-cell office:value-type="float" office:value="-2.7" table:style-name="ce1">
            <text:p>-2,7</text:p>
          </table:table-cell>
          <table:table-cell table:style-name="ce1"/>
          <table:table-cell office:value-type="float" office:value="-3.2" table:style-name="ce1">
            <text:p>-3,2</text:p>
          </table:table-cell>
          <table:table-cell table:style-name="ce1"/>
          <table:table-cell office:value-type="float" office:value="-3.8" table:style-name="ce1">
            <text:p>-3,8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.5" table:style-name="ce1">
            <text:p>4,5</text:p>
          </table:table-cell>
          <table:table-cell office:value-type="float" office:value="-1.7" table:style-name="ce1">
            <text:p>-1,7</text:p>
          </table:table-cell>
          <table:table-cell table:style-name="ce1"/>
          <table:table-cell office:value-type="float" office:value="-2.2999999999999998" table:style-name="ce1">
            <text:p>-2,3</text:p>
          </table:table-cell>
          <table:table-cell table:style-name="ce1"/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-3.6" table:style-name="ce1">
            <text:p>-3,6</text:p>
          </table:table-cell>
          <table:table-cell table:style-name="ce1"/>
          <table:table-cell office:value-type="float" office:value="-4.2" table:style-name="ce1">
            <text:p>-4,2</text:p>
          </table:table-cell>
          <table:table-cell table:style-name="ce1"/>
          <table:table-cell table:style-name="ce1">
            <draw:frame draw:z-index="1" draw:id="id0" draw:style-name="a0" draw:name="Wykres 1" svg:x="0.08482in" svg:y="0.04167in" svg:width="7.97619in" svg:height="6.3839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-1.9" table:style-name="ce1">
            <text:p>-1,9</text:p>
          </table:table-cell>
          <table:table-cell table:style-name="ce1"/>
          <table:table-cell office:value-type="float" office:value="-2.6" table:style-name="ce1">
            <text:p>-2,6</text:p>
          </table:table-cell>
          <table:table-cell table:style-name="ce1"/>
          <table:table-cell office:value-type="float" office:value="-3.3" table:style-name="ce1">
            <text:p>-3,3</text:p>
          </table:table-cell>
          <table:table-cell table:style-name="ce1"/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4.7" table:style-name="ce1">
            <text:p>-4,7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" table:style-name="ce1">
            <text:p>5,5</text:p>
          </table:table-cell>
          <table:table-cell office:value-type="float" office:value="-2.1" table:style-name="ce1">
            <text:p>-2,1</text:p>
          </table:table-cell>
          <table:table-cell table:style-name="ce1"/>
          <table:table-cell office:value-type="float" office:value="-2.9" table:style-name="ce1">
            <text:p>-2,9</text:p>
          </table:table-cell>
          <table:table-cell table:style-name="ce1"/>
          <table:table-cell office:value-type="float" office:value="-3.7" table:style-name="ce1">
            <text:p>-3,7</text:p>
          </table:table-cell>
          <table:table-cell table:style-name="ce1"/>
          <table:table-cell office:value-type="float" office:value="-4.4000000000000004" table:style-name="ce1">
            <text:p>-4,4</text:p>
          </table:table-cell>
          <table:table-cell table:style-name="ce1"/>
          <table:table-cell office:value-type="float" office:value="-5.2" table:style-name="ce1">
            <text:p>-5,2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-2.2999999999999998" table:style-name="ce1">
            <text:p>-2,3</text:p>
          </table:table-cell>
          <table:table-cell table:style-name="ce1"/>
          <table:table-cell office:value-type="float" office:value="-3.1" table:style-name="ce1">
            <text:p>-3,1</text:p>
          </table:table-cell>
          <table:table-cell table:style-name="ce1"/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4.9000000000000004" table:style-name="ce1">
            <text:p>-4,9</text:p>
          </table:table-cell>
          <table:table-cell table:style-name="ce1"/>
          <table:table-cell office:value-type="float" office:value="-5.6" table:style-name="ce1">
            <text:p>-5,6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u(I)</text:p>
          </table:table-cell>
          <table:table-cell table:style-name="ce1"/>
          <table:table-cell office:value-type="string" table:style-name="ce1">
            <text:p>u(I)</text:p>
          </table:table-cell>
          <table:table-cell table:style-name="ce1"/>
          <table:table-cell office:value-type="string" table:style-name="ce1">
            <text:p>u(I)</text:p>
          </table:table-cell>
          <table:table-cell table:style-name="ce1"/>
          <table:table-cell office:value-type="string" table:style-name="ce1">
            <text:p>u(I)</text:p>
          </table:table-cell>
          <table:table-cell table:style-name="ce1"/>
          <table:table-cell office:value-type="string" table:style-name="ce1">
            <text:p>u(I)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p.</text:p>
          </table:table-cell>
          <table:table-cell office:value-type="string" table:style-name="ce2">
            <text:p>Is, mA</text:p>
          </table:table-cell>
          <table:table-cell office:value-type="string" table:style-name="ce2">
            <text:p>0A</text:p>
          </table:table-cell>
          <table:table-cell office:value-type="float" office:value="4.0000000000000001E-3" table:formula="of:=1%*0+0.004" table:style-name="ce2">
            <text:p>0,004</text:p>
          </table:table-cell>
          <table:table-cell office:value-type="string" table:style-name="ce2">
            <text:p>0.5A</text:p>
          </table:table-cell>
          <table:table-cell office:value-type="float" office:value="9.0000000000000011E-3" table:formula="of:=0.8%*0.5+0.005" table:style-name="ce1">
            <text:p>0,009</text:p>
          </table:table-cell>
          <table:table-cell office:value-type="string" table:style-name="ce2">
            <text:p>1A</text:p>
          </table:table-cell>
          <table:table-cell office:value-type="float" office:value="1.3000000000000001E-2" table:formula="of:=0.8%*1+0.005" table:style-name="ce1">
            <text:p>0,013</text:p>
          </table:table-cell>
          <table:table-cell office:value-type="string" table:style-name="ce2">
            <text:p>1.5A</text:p>
          </table:table-cell>
          <table:table-cell office:value-type="float" office:value="1.7000000000000001E-2" table:formula="of:=0.8%*1.5+0.005" table:style-name="ce1">
            <text:p>0,017</text:p>
          </table:table-cell>
          <table:table-cell office:value-type="string" table:style-name="ce2">
            <text:p>2A</text:p>
          </table:table-cell>
          <table:table-cell office:value-type="float" office:value="2.1000000000000001E-2" table:formula="of:=0.8%*2+0.005" table:style-name="ce1">
            <text:p>0,021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89999999999999991" table:style-name="ce1">
            <text:p>0,9</text:p>
          </table:table-cell>
          <table:table-cell table:style-name="ce1"/>
          <table:table-cell office:value-type="float" office:value="1.7000000000000002" table:style-name="ce1">
            <text:p>1,7</text:p>
          </table:table-cell>
          <table:table-cell table:style-name="ce1"/>
          <table:table-cell office:value-type="float" office:value="2.5999999999999996" table:style-name="ce1">
            <text:p>2,6</text:p>
          </table:table-cell>
          <table:table-cell table:style-name="ce1"/>
          <table:table-cell office:value-type="float" office:value="3.4000000000000004" table:style-name="ce1">
            <text:p>3,4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5.5" table:style-name="ce1">
            <text:p>-5,5</text:p>
          </table:table-cell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0.90000000000000013" table:style-name="ce1">
            <text:p>0,9</text:p>
          </table:table-cell>
          <table:table-cell table:style-name="ce1"/>
          <table:table-cell office:value-type="float" office:value="1.5999999999999999" table:style-name="ce1">
            <text:p>1,6</text:p>
          </table:table-cell>
          <table:table-cell table:style-name="ce1"/>
          <table:table-cell office:value-type="float" office:value="2.4000000000000004" table:style-name="ce1">
            <text:p>2,4</text:p>
          </table:table-cell>
          <table:table-cell table:style-name="ce1"/>
          <table:table-cell office:value-type="float" office:value="3.2" table:style-name="ce1">
            <text:p>3,2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0.7" table:style-name="ce1">
            <text:p>0,7</text:p>
          </table:table-cell>
          <table:table-cell table:style-name="ce1"/>
          <table:table-cell office:value-type="float" office:value="1.4000000000000001" table:style-name="ce1">
            <text:p>1,4</text:p>
          </table:table-cell>
          <table:table-cell table:style-name="ce1"/>
          <table:table-cell office:value-type="float" office:value="2.2000000000000002" table:style-name="ce1">
            <text:p>2,2</text:p>
          </table:table-cell>
          <table:table-cell table:style-name="ce1"/>
          <table:table-cell office:value-type="float" office:value="2.8" table:style-name="ce1">
            <text:p>2,8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4.5" table:style-name="ce1">
            <text:p>-4,5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0.70000000000000018" table:style-name="ce1">
            <text:p>0,7</text:p>
          </table:table-cell>
          <table:table-cell table:style-name="ce1"/>
          <table:table-cell office:value-type="float" office:value="1.2999999999999998" table:style-name="ce1">
            <text:p>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5999999999999996" table:style-name="ce1">
            <text:p>2,6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4" table:style-name="ce1">
            <text:p>-4</text:p>
          </table:table-cell>
          <table:table-cell office:value-type="float" office:value="1.3" table:style-name="ce1">
            <text:p>1,3</text:p>
          </table:table-cell>
          <table:table-cell table:style-name="ce1"/>
          <table:table-cell office:value-type="float" office:value="0.59999999999999987" table:style-name="ce1">
            <text:p>0,6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3.5" table:style-name="ce1">
            <text:p>-3,5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1.0000000000000002" table:style-name="ce1">
            <text:p>1</text:p>
          </table:table-cell>
          <table:table-cell table:style-name="ce1"/>
          <table:table-cell office:value-type="float" office:value="1.5000000000000002" table:style-name="ce1">
            <text:p>1,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89999999999999991" table:style-name="ce1">
            <text:p>0,9</text:p>
          </table:table-cell>
          <table:table-cell table:style-name="ce1"/>
          <table:table-cell office:value-type="float" office:value="1.2999999999999998" table:style-name="ce1">
            <text:p>1,3</text:p>
          </table:table-cell>
          <table:table-cell table:style-name="ce1"/>
          <table:table-cell office:value-type="float" office:value="1.7000000000000002" table:style-name="ce1">
            <text:p>1,7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.5" table:style-name="ce1">
            <text:p>-2,5</text:p>
          </table:table-cell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0.39999999999999991" table:style-name="ce1">
            <text:p>0,4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style-name="ce1"/>
          <table:table-cell office:value-type="float" office:value="1.0999999999999999" table:style-name="ce1">
            <text:p>1,1</text:p>
          </table:table-cell>
          <table:table-cell table:style-name="ce1"/>
          <table:table-cell office:value-type="float" office:value="1.4999999999999998" table:style-name="ce1">
            <text:p>1,5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" table:style-name="ce1">
            <text:p>-2</text:p>
          </table:table-cell>
          <table:table-cell office:value-type="float" office:value="0.6" table:style-name="ce1">
            <text:p>0,6</text:p>
          </table:table-cell>
          <table:table-cell table:style-name="ce1"/>
          <table:table-cell office:value-type="float" office:value="0.30000000000000004" table:style-name="ce1">
            <text:p>0,3</text:p>
          </table:table-cell>
          <table:table-cell table:style-name="ce1"/>
          <table:table-cell office:value-type="float" office:value="0.70000000000000007" table:style-name="ce1">
            <text:p>0,7</text:p>
          </table:table-cell>
          <table:table-cell table:style-name="ce1"/>
          <table:table-cell office:value-type="float" office:value="0.9" table:style-name="ce1">
            <text:p>0,9</text:p>
          </table:table-cell>
          <table:table-cell table:style-name="ce1"/>
          <table:table-cell office:value-type="float" office:value="1.2000000000000002" table:style-name="ce1">
            <text:p>1,2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" table:style-name="ce1">
            <text:p>-1,5</text:p>
          </table:table-cell>
          <table:table-cell office:value-type="float" office:value="0.5" table:style-name="ce1">
            <text:p>0,5</text:p>
          </table:table-cell>
          <table:table-cell table:style-name="ce1"/>
          <table:table-cell office:value-type="float" office:value="0.19999999999999996" table:style-name="ce1">
            <text:p>0,2</text:p>
          </table:table-cell>
          <table:table-cell table:style-name="ce1"/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60000000000000009" table:style-name="ce1">
            <text:p>0,6</text:p>
          </table:table-cell>
          <table:table-cell table:style-name="ce1"/>
          <table:table-cell office:value-type="float" office:value="0.8" table:style-name="ce1">
            <text:p>0,8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10000000000000003" table:style-name="ce1">
            <text:p>0,1</text:p>
          </table:table-cell>
          <table:table-cell table:style-name="ce1"/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0.39999999999999997" table:style-name="ce1">
            <text:p>0,4</text:p>
          </table:table-cell>
          <table:table-cell table:style-name="ce1"/>
          <table:table-cell office:value-type="float" office:value="0.60000000000000009" table:style-name="ce1">
            <text:p>0,6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5" table:style-name="ce1">
            <text:p>-0,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table:style-name="ce1"/>
          <table:table-cell office:value-type="float" office:value="0.19999999999999998" table:style-name="ce1">
            <text:p>0,2</text:p>
          </table:table-cell>
          <table:table-cell table:style-name="ce1"/>
          <table:table-cell office:value-type="float" office:value="0.19999999999999998" table:style-name="ce1">
            <text:p>0,2</text:p>
          </table:table-cell>
          <table:table-cell table:style-name="ce1"/>
          <table:table-cell office:value-type="float" office:value="0.30000000000000004" table:style-name="ce1">
            <text:p>0,3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" table:style-name="ce1">
            <text:p>0,5</text:p>
          </table:table-cell>
          <table:table-cell office:value-type="float" office:value="-0.1" table:style-name="ce1">
            <text:p>-0,1</text:p>
          </table:table-cell>
          <table:table-cell table:style-name="ce1"/>
          <table:table-cell office:value-type="float" office:value="-0.1" table:style-name="ce1">
            <text:p>-0,1</text:p>
          </table:table-cell>
          <table:table-cell table:style-name="ce1"/>
          <table:table-cell office:value-type="float" office:value="-0.19999999999999998" table:style-name="ce1">
            <text:p>-0,2</text:p>
          </table:table-cell>
          <table:table-cell table:style-name="ce1"/>
          <table:table-cell office:value-type="float" office:value="-0.30000000000000004" table:style-name="ce1">
            <text:p>-0,3</text:p>
          </table:table-cell>
          <table:table-cell table:style-name="ce1"/>
          <table:table-cell office:value-type="float" office:value="-0.30000000000000004" table:style-name="ce1">
            <text:p>-0,3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-0.3" table:style-name="ce1">
            <text:p>-0,3</text:p>
          </table:table-cell>
          <table:table-cell table:style-name="ce1"/>
          <table:table-cell office:value-type="float" office:value="-0.2" table:style-name="ce1">
            <text:p>-0,2</text:p>
          </table:table-cell>
          <table:table-cell table:style-name="ce1"/>
          <table:table-cell office:value-type="float" office:value="-0.3" table:style-name="ce1">
            <text:p>-0,3</text:p>
          </table:table-cell>
          <table:table-cell table:style-name="ce1"/>
          <table:table-cell office:value-type="float" office:value="-0.5" table:style-name="ce1">
            <text:p>-0,5</text:p>
          </table:table-cell>
          <table:table-cell table:style-name="ce1"/>
          <table:table-cell office:value-type="float" office:value="-0.60000000000000009" table:style-name="ce1">
            <text:p>-0,6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5" table:style-name="ce1">
            <text:p>1,5</text:p>
          </table:table-cell>
          <table:table-cell office:value-type="float" office:value="-0.5" table:style-name="ce1">
            <text:p>-0,5</text:p>
          </table:table-cell>
          <table:table-cell table:style-name="ce1"/>
          <table:table-cell office:value-type="float" office:value="-0.19999999999999996" table:style-name="ce1">
            <text:p>-0,2</text:p>
          </table:table-cell>
          <table:table-cell table:style-name="ce1"/>
          <table:table-cell office:value-type="float" office:value="-0.4" table:style-name="ce1">
            <text:p>-0,4</text:p>
          </table:table-cell>
          <table:table-cell table:style-name="ce1"/>
          <table:table-cell office:value-type="float" office:value="-0.7" table:style-name="ce1">
            <text:p>-0,7</text:p>
          </table:table-cell>
          <table:table-cell table:style-name="ce1"/>
          <table:table-cell office:value-type="float" office:value="-0.89999999999999991" table:style-name="ce1">
            <text:p>-0,9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-0.7" table:style-name="ce1">
            <text:p>-0,7</text:p>
          </table:table-cell>
          <table:table-cell table:style-name="ce1"/>
          <table:table-cell office:value-type="float" office:value="-0.30000000000000004" table:style-name="ce1">
            <text:p>-0,3</text:p>
          </table:table-cell>
          <table:table-cell table:style-name="ce1"/>
          <table:table-cell office:value-type="float" office:value="-0.60000000000000009" table:style-name="ce1">
            <text:p>-0,6</text:p>
          </table:table-cell>
          <table:table-cell table:style-name="ce1"/>
          <table:table-cell office:value-type="float" office:value="-0.90000000000000013" table:style-name="ce1">
            <text:p>-0,9</text:p>
          </table:table-cell>
          <table:table-cell table:style-name="ce1"/>
          <table:table-cell office:value-type="float" office:value="-1.2" table:style-name="ce1">
            <text:p>-1,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5" table:style-name="ce1">
            <text:p>2,5</text:p>
          </table:table-cell>
          <table:table-cell office:value-type="float" office:value="-0.9" table:style-name="ce1">
            <text:p>-0,9</text:p>
          </table:table-cell>
          <table:table-cell table:style-name="ce1"/>
          <table:table-cell office:value-type="float" office:value="-0.4" table:style-name="ce1">
            <text:p>-0,4</text:p>
          </table:table-cell>
          <table:table-cell table:style-name="ce1"/>
          <table:table-cell office:value-type="float" office:value="-0.70000000000000007" table:style-name="ce1">
            <text:p>-0,7</text:p>
          </table:table-cell>
          <table:table-cell table:style-name="ce1"/>
          <table:table-cell office:value-type="float" office:value="-1.1000000000000001" table:style-name="ce1">
            <text:p>-1,1</text:p>
          </table:table-cell>
          <table:table-cell table:style-name="ce1"/>
          <table:table-cell office:value-type="float" office:value="-1.4" table:style-name="ce1">
            <text:p>-1,4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-1.1000000000000001" table:style-name="ce1">
            <text:p>-1,1</text:p>
          </table:table-cell>
          <table:table-cell table:style-name="ce1"/>
          <table:table-cell office:value-type="float" office:value="-0.39999999999999991" table:style-name="ce1">
            <text:p>-0,4</text:p>
          </table:table-cell>
          <table:table-cell table:style-name="ce1"/>
          <table:table-cell office:value-type="float" office:value="-0.89999999999999991" table:style-name="ce1">
            <text:p>-0,9</text:p>
          </table:table-cell>
          <table:table-cell table:style-name="ce1"/>
          <table:table-cell office:value-type="float" office:value="-1.2999999999999998" table:style-name="ce1">
            <text:p>-1,3</text:p>
          </table:table-cell>
          <table:table-cell table:style-name="ce1"/>
          <table:table-cell office:value-type="float" office:value="-1.6999999999999997" table:style-name="ce1">
            <text:p>-1,7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5" table:style-name="ce1">
            <text:p>3,5</text:p>
          </table:table-cell>
          <table:table-cell office:value-type="float" office:value="-1.3" table:style-name="ce1">
            <text:p>-1,3</text:p>
          </table:table-cell>
          <table:table-cell table:style-name="ce1"/>
          <table:table-cell office:value-type="float" office:value="-0.5" table:style-name="ce1">
            <text:p>-0,5</text:p>
          </table:table-cell>
          <table:table-cell table:style-name="ce1"/>
          <table:table-cell office:value-type="float" office:value="-0.99999999999999978" table:style-name="ce1">
            <text:p>-1</text:p>
          </table:table-cell>
          <table:table-cell table:style-name="ce1"/>
          <table:table-cell office:value-type="float" office:value="-1.4999999999999998" table:style-name="ce1">
            <text:p>-1,5</text:p>
          </table:table-cell>
          <table:table-cell table:style-name="ce1"/>
          <table:table-cell office:value-type="float" office:value="-1.9999999999999998" table:style-name="ce1">
            <text:p>-2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-1.5" table:style-name="ce1">
            <text:p>-1,5</text:p>
          </table:table-cell>
          <table:table-cell table:style-name="ce1"/>
          <table:table-cell office:value-type="float" office:value="-0.60000000000000009" table:style-name="ce1">
            <text:p>-0,6</text:p>
          </table:table-cell>
          <table:table-cell table:style-name="ce1"/>
          <table:table-cell office:value-type="float" office:value="-1.2000000000000002" table:style-name="ce1">
            <text:p>-1,2</text:p>
          </table:table-cell>
          <table:table-cell table:style-name="ce1"/>
          <table:table-cell office:value-type="float" office:value="-1.7000000000000002" table:style-name="ce1">
            <text:p>-1,7</text:p>
          </table:table-cell>
          <table:table-cell table:style-name="ce1"/>
          <table:table-cell office:value-type="float" office:value="-2.2999999999999998" table:style-name="ce1">
            <text:p>-2,3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.5" table:style-name="ce1">
            <text:p>4,5</text:p>
          </table:table-cell>
          <table:table-cell office:value-type="float" office:value="-1.7" table:style-name="ce1">
            <text:p>-1,7</text:p>
          </table:table-cell>
          <table:table-cell table:style-name="ce1"/>
          <table:table-cell office:value-type="float" office:value="-0.59999999999999987" table:style-name="ce1">
            <text:p>-0,6</text:p>
          </table:table-cell>
          <table:table-cell table:style-name="ce1"/>
          <table:table-cell office:value-type="float" office:value="-1.3" table:style-name="ce1">
            <text:p>-1,3</text:p>
          </table:table-cell>
          <table:table-cell table:style-name="ce1"/>
          <table:table-cell office:value-type="float" office:value="-1.9000000000000001" table:style-name="ce1">
            <text:p>-1,9</text:p>
          </table:table-cell>
          <table:table-cell table:style-name="ce1"/>
          <table:table-cell office:value-type="float" office:value="-2.5" table:style-name="ce1">
            <text:p>-2,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-1.9" table:style-name="ce1">
            <text:p>-1,9</text:p>
          </table:table-cell>
          <table:table-cell table:style-name="ce1"/>
          <table:table-cell office:value-type="float" office:value="-0.70000000000000018" table:style-name="ce1">
            <text:p>-0,7</text:p>
          </table:table-cell>
          <table:table-cell table:style-name="ce1"/>
          <table:table-cell office:value-type="float" office:value="-1.4" table:style-name="ce1">
            <text:p>-1,4</text:p>
          </table:table-cell>
          <table:table-cell table:style-name="ce1"/>
          <table:table-cell office:value-type="float" office:value="-2.1" table:style-name="ce1">
            <text:p>-2,1</text:p>
          </table:table-cell>
          <table:table-cell table:style-name="ce1"/>
          <table:table-cell office:value-type="float" office:value="-2.8000000000000003" table:style-name="ce1">
            <text:p>-2,8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" table:style-name="ce1">
            <text:p>5,5</text:p>
          </table:table-cell>
          <table:table-cell office:value-type="float" office:value="-2.1" table:style-name="ce1">
            <text:p>-2,1</text:p>
          </table:table-cell>
          <table:table-cell table:style-name="ce1"/>
          <table:table-cell office:value-type="float" office:value="-0.79999999999999982" table:style-name="ce1">
            <text:p>-0,8</text:p>
          </table:table-cell>
          <table:table-cell table:style-name="ce1"/>
          <table:table-cell office:value-type="float" office:value="-1.6" table:style-name="ce1">
            <text:p>-1,6</text:p>
          </table:table-cell>
          <table:table-cell table:style-name="ce1"/>
          <table:table-cell office:value-type="float" office:value="-2.3000000000000003" table:style-name="ce1">
            <text:p>-2,3</text:p>
          </table:table-cell>
          <table:table-cell table:style-name="ce1"/>
          <table:table-cell office:value-type="float" office:value="-3.1" table:style-name="ce1">
            <text:p>-3,1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-2.2999999999999998" table:style-name="ce1">
            <text:p>-2,3</text:p>
          </table:table-cell>
          <table:table-cell table:style-name="ce1"/>
          <table:table-cell office:value-type="float" office:value="-0.80000000000000027" table:style-name="ce1">
            <text:p>-0,8</text:p>
          </table:table-cell>
          <table:table-cell table:style-name="ce1"/>
          <table:table-cell office:value-type="float" office:value="-1.7000000000000002" table:style-name="ce1">
            <text:p>-1,7</text:p>
          </table:table-cell>
          <table:table-cell table:style-name="ce1"/>
          <table:table-cell office:value-type="float" office:value="-2.6000000000000005" table:style-name="ce1">
            <text:p>-2,6</text:p>
          </table:table-cell>
          <table:table-cell table:style-name="ce1"/>
          <table:table-cell office:value-type="float" office:value="-3.3" table:style-name="ce1">
            <text:p>-3,3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iepewnosci wspolczynnikow</text:p>
          </table:table-cell>
          <table:table-cell table:number-columns-repeated="2" table:style-name="ce1"/>
          <table:table-cell office:value-type="float" office:value="2.1586186971537056E-3" table:style-name="ce1">
            <text:p>0,002158619</text:p>
          </table:table-cell>
          <table:table-cell table:style-name="ce1"/>
          <table:table-cell office:value-type="float" office:value="2.364082492291161E-3" table:style-name="ce1">
            <text:p>0,002364082</text:p>
          </table:table-cell>
          <table:table-cell table:style-name="ce1"/>
          <table:table-cell office:value-type="float" office:value="2.4227716535420961E-3" table:style-name="ce1">
            <text:p>0,002422772</text:p>
          </table:table-cell>
          <table:table-cell table:style-name="ce1"/>
          <table:table-cell office:value-type="float" office:value="2.5120240814630506E-3" table:style-name="ce1">
            <text:p>0,00251202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wspolczynniki kierunkowe</text:p>
          </table:table-cell>
          <table:table-cell table:number-columns-repeated="2" table:style-name="ce1"/>
          <table:table-cell office:value-type="float" office:value="-0.14646153846153842" table:style-name="ce1">
            <text:p>-0,146461538</text:p>
          </table:table-cell>
          <table:table-cell table:style-name="ce1"/>
          <table:table-cell office:value-type="float" office:value="-0.28938461538461541" table:style-name="ce1">
            <text:p>-0,289384615</text:p>
          </table:table-cell>
          <table:table-cell table:style-name="ce1"/>
          <table:table-cell office:value-type="float" office:value="-0.43261538461538468" table:style-name="ce1">
            <text:p>-0,432615385</text:p>
          </table:table-cell>
          <table:table-cell table:style-name="ce1"/>
          <table:table-cell office:value-type="float" office:value="-0.56769230769230772" table:style-name="ce1">
            <text:p>-0,567692308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A=</text:p>
          </table:table-cell>
          <table:table-cell office:value-type="float" office:value="4.4999999999999997E-3" table:style-name="ce1">
            <text:p>0,004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=</text:p>
          </table:table-cell>
          <table:table-cell office:value-type="float" office:value="8.1500000000000003E-2" table:style-name="ce1">
            <text:p>0,0815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5.0000000000000001E-3" table:style-name="ce1">
            <text:p>0,005</text:p>
          </table:table-cell>
          <table:table-cell table:number-columns-repeated="10" table:style-name="ce1"/>
          <table:table-cell office:value-type="float" office:value="7.5055534994651358E-3" table:formula="of:=[.H29]/SQRT(3)" table:style-name="ce1">
            <text:p>0,007505553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Wyliczone stałe halla</text:p>
          </table:table-cell>
          <table:table-cell table:number-columns-repeated="2" table:style-name="ce1"/>
          <table:table-cell office:value-type="float" office:value="-5.3051623931623926" table:style-name="ce1">
            <text:p>-5,305162393</text:p>
          </table:table-cell>
          <table:table-cell table:style-name="ce1"/>
          <table:table-cell office:value-type="float" office:value="-5.2410769230769247" table:style-name="ce1">
            <text:p>-5,241076923</text:p>
          </table:table-cell>
          <table:table-cell table:style-name="ce1"/>
          <table:table-cell office:value-type="float" office:value="-5.2234301994302017" table:style-name="ce1">
            <text:p>-5,223430199</text:p>
          </table:table-cell>
          <table:table-cell table:style-name="ce1"/>
          <table:table-cell office:value-type="float" office:value="-5.1407692307692319" table:style-name="ce1">
            <text:p>-5,14076923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/AI</text:p>
          </table:table-cell>
          <table:table-cell table:style-name="ce1"/>
          <table:table-cell office:value-type="float" office:value="36.222222222222229" table:formula="of:=[.$C$59]/([.$C$58]*0.5)" table:style-name="ce1">
            <text:p>36,22222222</text:p>
          </table:table-cell>
          <table:table-cell table:style-name="ce1"/>
          <table:table-cell office:value-type="float" office:value="18.111111111111114" table:formula="of:=[.$C$59]/([.$C$58])" table:style-name="ce1">
            <text:p>18,11111111</text:p>
          </table:table-cell>
          <table:table-cell table:style-name="ce1"/>
          <table:table-cell office:value-type="float" office:value="12.074074074074076" table:formula="of:=[.$C$59]/([.$C$58]*1.5)" table:style-name="ce1">
            <text:p>12,07407407</text:p>
          </table:table-cell>
          <table:table-cell table:style-name="ce1"/>
          <table:table-cell office:value-type="float" office:value="9.0555555555555571" table:formula="of:=[.$C$59]/([.$C$58]*2)" table:style-name="ce1">
            <text:p>9,055555556</text:p>
          </table:table-cell>
          <table:table-cell table:number-columns-repeated="5" table:style-name="ce1"/>
          <table:table-cell office:value-type="float" office:value="8.253321119782937" table:formula="of:=1/([.E73]*[.E73])" table:style-name="ce1">
            <text:p>8,25332112</text:p>
          </table:table-cell>
          <table:table-cell table:style-name="ce1"/>
          <table:table-cell office:value-type="float" office:value="-190.24391888118566" table:formula="of:=[.Q63]*[.E61]+[.Q64]*[.G61]+[.Q65]*[.I61]+[.Q66]*[.K61]" table:style-name="ce1">
            <text:p>-190,2439189</text:p>
          </table:table-cell>
          <table:table-cell table:number-columns-repeated="16365"/>
        </table:table-row>
        <table:table-row table:style-name="ro1">
          <table:table-cell table:number-columns-repeated="2" table:style-name="ce1"/>
          <table:table-cell office:value-type="string" table:style-name="ce1">
            <text:p>a/AI*u(A)</text:p>
          </table:table-cell>
          <table:table-cell table:style-name="ce1"/>
          <table:table-cell office:value-type="float" office:value="6.1136708051847321E-3" table:formula="of:=POWER([.$C$59]/([.$C$58]*0.5)*[.E$56];2)" table:style-name="ce1">
            <text:p>0,006113671</text:p>
          </table:table-cell>
          <table:table-cell table:style-name="ce1"/>
          <table:table-cell office:value-type="float" office:value="1.8332236165502565E-3" table:formula="of:=POWER([.$C$59]/([.$C$58]*1)*[.G$56];2)" table:style-name="ce1">
            <text:p>0,001833224</text:p>
          </table:table-cell>
          <table:table-cell table:style-name="ce1"/>
          <table:table-cell office:value-type="float" office:value="8.5572188537430766E-4" table:formula="of:=POWER([.$C$59]/([.$C$58]*1.5)*[.I$56];2)" table:style-name="ce1">
            <text:p>0,000855722</text:p>
          </table:table-cell>
          <table:table-cell table:style-name="ce1"/>
          <table:table-cell office:value-type="float" office:value="5.1746120496622291E-4" table:formula="of:=POWER([.$C$59]/([.$C$58]*2)*[.K$56];2)" table:style-name="ce1">
            <text:p>0,000517461</text:p>
          </table:table-cell>
          <table:table-cell table:number-columns-repeated="5" table:style-name="ce1"/>
          <table:table-cell office:value-type="float" office:value="9.1022912727073404" table:formula="of:=1/([.G73]*[.G73])" table:style-name="ce1">
            <text:p>9,102291273</text:p>
          </table:table-cell>
          <table:table-cell table:style-name="ce1"/>
          <table:table-cell office:value-type="float" office:value="36.415161852448762" table:formula="of:=[.Q63]+[.Q64]+[.Q65]+[.Q66]" table:style-name="ce1">
            <text:p>36,41516185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number-columns-repeated="14" table:style-name="ce1"/>
          <table:table-cell office:value-type="float" office:value="9.3412394959637002" table:formula="of:=1/([.I73]*[.I73])" table:style-name="ce1">
            <text:p>9,341239496</text:p>
          </table:table-cell>
          <table:table-cell table:style-name="ce1"/>
          <table:table-cell office:value-type="float" office:value="-5.2243051850775331" table:formula="of:=[.S63]/[.S64]" table:style-name="ce1">
            <text:p>-5,224305185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3">
            <text:p>ad/AI^2</text:p>
          </table:table-cell>
          <table:table-cell table:style-name="ce1"/>
          <table:table-cell office:value-type="float" office:value="-10.610324786324785" table:formula="of:=[.E$57]*[.$C$59]/([.$C$58]*0.5*0.5)" table:style-name="ce1">
            <text:p>-10,61032479</text:p>
          </table:table-cell>
          <table:table-cell table:style-name="ce1"/>
          <table:table-cell office:value-type="float" office:value="-5.2410769230769247" table:formula="of:=[.G$57]*[.$C$59]/([.$C$58])" table:style-name="ce1">
            <text:p>-5,241076923</text:p>
          </table:table-cell>
          <table:table-cell table:style-name="ce1"/>
          <table:table-cell office:value-type="float" office:value="-3.4822867996201343" table:formula="of:=[.I$57]*[.$C$59]/([.$C$58]*1.5*1.5)" table:style-name="ce1">
            <text:p>-3,4822868</text:p>
          </table:table-cell>
          <table:table-cell table:style-name="ce1"/>
          <table:table-cell office:value-type="float" office:value="-2.5703846153846159" table:formula="of:=[.K$57]*[.$C$59]/([.$C$58]*4)" table:style-name="ce1">
            <text:p>-2,570384615</text:p>
          </table:table-cell>
          <table:table-cell table:number-columns-repeated="5" table:style-name="ce1"/>
          <table:table-cell office:value-type="float" office:value="9.7183099639947805" table:formula="of:=1/([.K73]*[.K73])" table:style-name="ce1">
            <text:p>9,718309964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office:value-type="string" table:style-name="ce3">
            <text:p>ad/AI^2 * u(U)</text:p>
          </table:table-cell>
          <table:table-cell table:style-name="ce1"/>
          <table:table-cell office:value-type="float" office:value="9.1188983577751466E-3" table:formula="of:=POWER((([.E$57]*[.$C$59]*[.F$29]/([.$C$58]*0.5*0.5))); 2)" table:style-name="ce1">
            <text:p>0,009118898</text:p>
          </table:table-cell>
          <table:table-cell table:style-name="ce1"/>
          <table:table-cell office:value-type="float" office:value="4.6422419560000041E-3" table:formula="of:=POWER((([.G$57]*[.$C$59]/([.$C$58]))*[.H$29]); 2)" table:style-name="ce1">
            <text:p>0,004642242</text:p>
          </table:table-cell>
          <table:table-cell table:style-name="ce1"/>
          <table:table-cell office:value-type="float" office:value="3.5045068715396969E-3" table:formula="of:=POWER((([.I$57]*[.$C$59]/([.$C$58]*1.5*1.5))*[.J$29]); 2)" table:style-name="ce1">
            <text:p>0,003504507</text:p>
          </table:table-cell>
          <table:table-cell table:style-name="ce1"/>
          <table:table-cell office:value-type="float" office:value="2.9136327883136112E-3" table:formula="of:=POWER((([.K$57]*[.$C$59]/([.$C$58]*4))*[.L$29]); 2)" table:style-name="ce1">
            <text:p>0,002913633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2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3">
            <text:p>d/AI</text:p>
          </table:table-cell>
          <table:table-cell table:style-name="ce1"/>
          <table:table-cell office:value-type="float" office:value="-65.094017094017076" table:formula="of:=[.E57]/([.C58]*0.5)" table:style-name="ce1">
            <text:p>-65,09401709</text:p>
          </table:table-cell>
          <table:table-cell table:style-name="ce1"/>
          <table:table-cell office:value-type="float" office:value="-64.307692307692321" table:formula="of:=[.G57]/([.C58])" table:style-name="ce1">
            <text:p>-64,30769231</text:p>
          </table:table-cell>
          <table:table-cell table:style-name="ce1"/>
          <table:table-cell office:value-type="float" office:value="-64.091168091168115" table:formula="of:=[.I57]/([.C58]*1.5)" table:style-name="ce1">
            <text:p>-64,09116809</text:p>
          </table:table-cell>
          <table:table-cell table:style-name="ce1"/>
          <table:table-cell office:value-type="float" office:value="-63.076923076923087" table:formula="of:=[.K57]/([.C58]*2)" table:style-name="ce1">
            <text:p>-63,07692308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3">
            <text:p>d/AI * u(d)</text:p>
          </table:table-cell>
          <table:table-cell table:style-name="ce1"/>
          <table:table-cell office:value-type="float" office:value="0.10593077653590469" table:formula="of:=POWER([.E70]*[.C60];2)" table:style-name="ce1">
            <text:p>0,105930777</text:p>
          </table:table-cell>
          <table:table-cell table:style-name="ce1"/>
          <table:table-cell office:value-type="float" office:value="0.10338698224852075" table:formula="of:=POWER([.G70]*[.C60];2)" table:style-name="ce1">
            <text:p>0,103386982</text:p>
          </table:table-cell>
          <table:table-cell table:style-name="ce1"/>
          <table:table-cell office:value-type="float" office:value="0.10269194568225914" table:formula="of:=POWER([.I70]*[.C60];2)" table:style-name="ce1">
            <text:p>0,102691946</text:p>
          </table:table-cell>
          <table:table-cell table:style-name="ce1"/>
          <table:table-cell office:value-type="float" office:value="9.9467455621301798E-2" table:formula="of:=POWER([.K70]*[.C60];2)" table:style-name="ce1">
            <text:p>0,099467456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suma+pierwiastek</text:p>
          </table:table-cell>
          <table:table-cell table:style-name="ce1"/>
          <table:table-cell office:value-type="float" office:value="0.34808525636525395" table:formula="of:=SQRT([.E$67]+[.E$64]+[.E$71])" table:style-name="ce1">
            <text:p>0,348085256</text:p>
          </table:table-cell>
          <table:table-cell table:style-name="ce1"/>
          <table:table-cell office:value-type="float" office:value="0.33145504645588214" table:formula="of:=SQRT([.G$67]+[.G$64]+[.G71])" table:style-name="ce1">
            <text:p>0,331455046</text:p>
          </table:table-cell>
          <table:table-cell table:style-name="ce1"/>
          <table:table-cell office:value-type="float" office:value="0.32718828591374288" table:formula="of:=SQRT([.I$67]+[.I$64]+[.I71])" table:style-name="ce1">
            <text:p>0,327188286</text:p>
          </table:table-cell>
          <table:table-cell table:style-name="ce1"/>
          <table:table-cell office:value-type="float" office:value="0.32077803792432802" table:formula="of:=SQRT([.K$67]+[.K$64]+[.K71])" table:style-name="ce1">
            <text:p>0,320778038</text:p>
          </table:table-cell>
          <table:table-cell table:number-columns-repeated="7" table:style-name="ce1"/>
          <table:table-cell office:value-type="float" office:value="332.67331979669171" table:formula="of:=[.Q63]*[.Q63]+[.Q65]*[.Q65]+[.Q64]*[.Q64]+[.Q66]*[.Q66]" table:style-name="ce1">
            <text:p>332,6733198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number-columns-repeated="16" table:style-name="ce1"/>
          <table:table-cell office:value-type="float" office:value="0.16571387686034714" table:formula="of:=SQRT(1/[.S64])" table:style-name="ce1">
            <text:p>0,165713877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">
            <text:p>Srednia</text:p>
          </table:table-cell>
          <table:table-cell table:style-name="ce1"/>
          <table:table-cell office:value-type="float" office:value="-5.2276096866096875" table:formula="of:=([.E61]+[.G61]+[.I61]+[.K61])/4" table:style-name="ce1">
            <text:p>-5,22760968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rednia niepewnosc</text:p>
          </table:table-cell>
          <table:table-cell table:style-name="ce1"/>
          <table:table-cell office:value-type="float" office:value="0.33187665666480171" table:formula="of:=([.E73]+[.G73]+[.I73]+[.K73])/4" table:style-name="ce1">
            <text:p>0,33187665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7.7552706552705075E-2" table:formula="of:=[.E75]-[.E61]" table:style-name="ce1">
            <text:p>0,077552707</text:p>
          </table:table-cell>
          <table:table-cell table:style-name="ce1"/>
          <table:table-cell office:value-type="float" office:value="1.3467236467237242E-2" table:formula="of:=[.E75]-[.G61]" table:style-name="ce1">
            <text:p>0,013467236</text:p>
          </table:table-cell>
          <table:table-cell table:style-name="ce1"/>
          <table:table-cell office:value-type="float" office:value="-4.1794871794857968E-3" table:formula="of:=[.E75]-[.I61]" table:style-name="ce1">
            <text:p>-0,004179487</text:p>
          </table:table-cell>
          <table:table-cell table:style-name="ce1"/>
          <table:table-cell office:value-type="float" office:value="-8.6840455840455633E-2" table:formula="of:=[.E75]-[.K61]" table:style-name="ce1">
            <text:p>-0,086840456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6.0144222936499847E-3" table:formula="of:=[.E77]*[.E77]" table:style-name="ce1">
            <text:p>0,006014422</text:p>
          </table:table-cell>
          <table:table-cell table:style-name="ce1"/>
          <table:table-cell office:value-type="float" office:value="1.8136645806448464E-4" table:formula="of:=[.G77]*[.G77]" table:style-name="ce1">
            <text:p>0,000181366</text:p>
          </table:table-cell>
          <table:table-cell table:style-name="ce1"/>
          <table:table-cell office:value-type="float" office:value="1.7468113083486141E-5" table:formula="of:=[.I77]*[.I77]" table:style-name="ce1">
            <text:p>1,74681E-05</text:p>
          </table:table-cell>
          <table:table-cell table:style-name="ce1"/>
          <table:table-cell office:value-type="float" office:value="7.5412647705781245E-3" table:formula="of:=[.K77]*[.K77]" table:style-name="ce1">
            <text:p>0,007541265</text:p>
          </table:table-cell>
          <table:table-cell table:style-name="ce1"/>
          <table:table-cell office:value-type="float" office:value="1.375452163537608E-2" table:formula="of:=[.E78]+[.G78]+[.I78]+[.K78]" table:style-name="ce1">
            <text:p>0,013754522</text:p>
          </table:table-cell>
          <table:table-cell office:value-type="float" office:value="1.1462101362813401E-3" table:formula="of:=[.M78]/12" table:style-name="ce1">
            <text:p>0,00114621</text:p>
          </table:table-cell>
          <table:table-cell office:value-type="float" office:value="3.3855725310223975E-2" table:formula="of:=SQRT([.N78])" table:style-name="ce1">
            <text:p>0,03385572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zulosc halotronu</text:p>
          </table:table-cell>
          <table:table-cell table:style-name="ce1"/>
          <table:table-cell office:value-type="float" office:value="-65.094017094017076" table:formula="of:=[.E$57]/([.$C$58]*0.5)" table:style-name="ce1">
            <text:p>-65,09401709</text:p>
          </table:table-cell>
          <table:table-cell table:style-name="ce1"/>
          <table:table-cell office:value-type="float" office:value="-64.307692307692321" table:formula="of:=[.G$57]/([.$C$58])" table:style-name="ce1">
            <text:p>-64,30769231</text:p>
          </table:table-cell>
          <table:table-cell table:style-name="ce1"/>
          <table:table-cell office:value-type="float" office:value="-64.091168091168115" table:formula="of:=[.I$57]/([.$C$58]*1.5)" table:style-name="ce1">
            <text:p>-64,09116809</text:p>
          </table:table-cell>
          <table:table-cell table:style-name="ce1"/>
          <table:table-cell office:value-type="float" office:value="-63.076923076923087" table:formula="of:=[.K$57]/([.$C$58]*2)" table:style-name="ce1">
            <text:p>-63,07692308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/AI</text:p>
          </table:table-cell>
          <table:table-cell table:style-name="ce1"/>
          <table:table-cell office:value-type="float" office:value="444.44444444444446" table:formula="of:=1/([.$C$58]*0.5)" table:style-name="ce1">
            <text:p>444,4444444</text:p>
          </table:table-cell>
          <table:table-cell table:style-name="ce1"/>
          <table:table-cell office:value-type="float" office:value="222.22222222222223" table:formula="of:=1/([.$C$58])" table:style-name="ce1">
            <text:p>222,2222222</text:p>
          </table:table-cell>
          <table:table-cell table:style-name="ce1"/>
          <table:table-cell office:value-type="float" office:value="148.14814814814818" table:formula="of:=1/([.$C$58]*1.5)" table:style-name="ce1">
            <text:p>148,1481481</text:p>
          </table:table-cell>
          <table:table-cell table:style-name="ce1"/>
          <table:table-cell office:value-type="float" office:value="111.11111111111111" table:formula="of:=1/([.$C$58]*2)" table:style-name="ce1">
            <text:p>111,1111111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">
            <text:p>1/AI * u(a)</text:p>
          </table:table-cell>
          <table:table-cell table:style-name="ce1"/>
          <table:table-cell office:value-type="float" office:value="0.92042166512623447" table:formula="of:=POWER([.E82]*[.E56];2)" table:style-name="ce1">
            <text:p>0,920421665</text:p>
          </table:table-cell>
          <table:table-cell table:style-name="ce1"/>
          <table:table-cell office:value-type="float" office:value="0.27599437186951048" table:formula="of:=POWER([.G82]*[.G56];2)" table:style-name="ce1">
            <text:p>0,275994372</text:p>
          </table:table-cell>
          <table:table-cell table:style-name="ce1"/>
          <table:table-cell office:value-type="float" office:value="0.12883012313211753" table:formula="of:=POWER([.I82]*[.I56];2)" table:style-name="ce1">
            <text:p>0,128830123</text:p>
          </table:table-cell>
          <table:table-cell table:style-name="ce1"/>
          <table:table-cell office:value-type="float" office:value="7.790450599815163E-2" table:formula="of:=POWER([.K82]*[.K56];2)" table:style-name="ce1">
            <text:p>0,077904506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">
            <text:p>a/AI^2</text:p>
          </table:table-cell>
          <table:table-cell table:style-name="ce1"/>
          <table:table-cell office:value-type="float" office:value="-130.18803418803415" table:formula="of:=[.E$57]/([.$C$58]*0.5*0.5)" table:style-name="ce1">
            <text:p>-130,1880342</text:p>
          </table:table-cell>
          <table:table-cell table:style-name="ce1"/>
          <table:table-cell office:value-type="float" office:value="-64.307692307692321" table:formula="of:=[.G$57]/([.$C$58])" table:style-name="ce1">
            <text:p>-64,30769231</text:p>
          </table:table-cell>
          <table:table-cell table:style-name="ce1"/>
          <table:table-cell office:value-type="float" office:value="-42.727445394112074" table:formula="of:=[.I$57]/([.$C$58]*1.5*1.5)" table:style-name="ce1">
            <text:p>-42,72744539</text:p>
          </table:table-cell>
          <table:table-cell table:style-name="ce1"/>
          <table:table-cell office:value-type="float" office:value="-31.538461538461544" table:formula="of:=[.K$57]/([.$C$58]*2*2)" table:style-name="ce1">
            <text:p>-31,53846154</text:p>
          </table:table-cell>
          <table:table-cell table:number-columns-repeated="4" table:style-name="ce1"/>
          <table:table-cell office:value-type="float" office:value="2.2932845290315598" table:formula="of:=[.E92]*[.E92]" table:style-name="ce1">
            <text:p>2,293284529</text:p>
          </table:table-cell>
          <table:table-cell office:value-type="float" office:value="0.43605579130745453" table:formula="of:=1/[.P85]" table:style-name="ce1">
            <text:p>0,436055791</text:p>
          </table:table-cell>
          <table:table-cell office:value-type="float" office:value="-28.384623133312587" table:formula="of:=[.Q85]*[.E80]" table:style-name="ce1">
            <text:p>-28,38462313</text:p>
          </table:table-cell>
          <table:table-cell table:style-name="ce1"/>
          <table:table-cell office:value-type="float" office:value="-314.09385858420103" table:formula="of:=[.R85]+[.R86]+[.R91]+[.R92]" table:style-name="ce1">
            <text:p>-314,0938586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3">
            <text:p>a/AI^2 * u(I)</text:p>
          </table:table-cell>
          <table:table-cell table:style-name="ce1"/>
          <table:table-cell office:value-type="float" office:value="1.3728628639053253" table:formula="of:=POWER([.E85]*[.F29];2)" table:style-name="ce1">
            <text:p>1,372862864</text:p>
          </table:table-cell>
          <table:table-cell table:style-name="ce1"/>
          <table:table-cell office:value-type="float" office:value="0.69889600000000052" table:formula="of:=POWER([.G85]*[.H29];2)" table:style-name="ce1">
            <text:p>0,698896</text:p>
          </table:table-cell>
          <table:table-cell table:style-name="ce1"/>
          <table:table-cell office:value-type="float" office:value="0.52760839648307356" table:formula="of:=POWER([.I85]*[.J29];2)" table:style-name="ce1">
            <text:p>0,527608396</text:p>
          </table:table-cell>
          <table:table-cell table:style-name="ce1"/>
          <table:table-cell office:value-type="float" office:value="0.43865147928994108" table:formula="of:=POWER([.K85]*[.L29];2)" table:style-name="ce1">
            <text:p>0,438651479</text:p>
          </table:table-cell>
          <table:table-cell table:number-columns-repeated="4" table:style-name="ce1"/>
          <table:table-cell office:value-type="float" office:value="0.97489037186951111" table:formula="of:=[.G92]*[.G92]" table:style-name="ce1">
            <text:p>0,974890372</text:p>
          </table:table-cell>
          <table:table-cell office:value-type="float" office:value="1.0257563607714548" table:formula="of:=1/[.P86]" table:style-name="ce1">
            <text:p>1,025756361</text:p>
          </table:table-cell>
          <table:table-cell office:value-type="float" office:value="-65.964024431148957" table:formula="of:=[.Q86]*[.G80]" table:style-name="ce1">
            <text:p>-65,96402443</text:p>
          </table:table-cell>
          <table:table-cell table:style-name="ce1"/>
          <table:table-cell office:value-type="float" office:value="4.9210826429886056" table:formula="of:=[.Q85]+[.Q86]+[.Q91]+[.Q92]" table:style-name="ce1">
            <text:p>4,921082643</text:p>
          </table:table-cell>
          <table:table-cell table:number-columns-repeated="16364"/>
        </table:table-row>
        <table:table-row table:number-rows-repeated="4" table:style-name="ro1">
          <table:table-cell table:number-columns-repeated="2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number-columns-repeated="13" table:style-name="ce1"/>
          <table:table-cell office:value-type="float" office:value="0.65643851961519106" table:formula="of:=[.I92]*[.I92]" table:style-name="ce1">
            <text:p>0,65643852</text:p>
          </table:table-cell>
          <table:table-cell office:value-type="float" office:value="1.5233719078310748" table:formula="of:=1/[.P91]" table:style-name="ce1">
            <text:p>1,523371908</text:p>
          </table:table-cell>
          <table:table-cell office:value-type="float" office:value="-97.634685010164873" table:formula="of:=[.Q91]*[.I80]" table:style-name="ce1">
            <text:p>-97,63468501</text:p>
          </table:table-cell>
          <table:table-cell table:style-name="ce1"/>
          <table:table-cell office:value-type="float" office:value="-63.82617024969322" table:formula="of:=[.T85]/[.T86]" table:style-name="ce1">
            <text:p>-63,82617025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suma+pierwiastek</text:p>
          </table:table-cell>
          <table:table-cell table:style-name="ce1"/>
          <table:table-cell office:value-type="float" office:value="1.5143594451224451" table:formula="of:=SQRT([.E86]+[.E83])" table:style-name="ce1">
            <text:p>1,514359445</text:p>
          </table:table-cell>
          <table:table-cell table:style-name="ce1"/>
          <table:table-cell office:value-type="float" office:value="0.98736536898430416" table:formula="of:=SQRT([.G86]+[.G83])" table:style-name="ce1">
            <text:p>0,987365369</text:p>
          </table:table-cell>
          <table:table-cell table:style-name="ce1"/>
          <table:table-cell office:value-type="float" office:value="0.81020893577841457" table:formula="of:=SQRT([.I86]+[.I83])" table:style-name="ce1">
            <text:p>0,810208936</text:p>
          </table:table-cell>
          <table:table-cell table:style-name="ce1"/>
          <table:table-cell office:value-type="float" office:value="0.71871829341411142" table:formula="of:=SQRT([.K86]+[.K83])" table:style-name="ce1">
            <text:p>0,718718293</text:p>
          </table:table-cell>
          <table:table-cell table:number-columns-repeated="4" table:style-name="ce1"/>
          <table:table-cell office:value-type="float" office:value="0.51655598528809277" table:formula="of:=[.K92]*[.K92]" table:style-name="ce1">
            <text:p>0,516555985</text:p>
          </table:table-cell>
          <table:table-cell office:value-type="float" office:value="1.9358985830786215" table:formula="of:=1/[.P92]" table:style-name="ce1">
            <text:p>1,935898583</text:p>
          </table:table-cell>
          <table:table-cell office:value-type="float" office:value="-122.11052600957461" table:formula="of:=[.Q92]*[.K80]" table:style-name="ce1">
            <text:p>-122,110526</text:p>
          </table:table-cell>
          <table:table-cell table:number-columns-repeated="1636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Srednia</text:p>
          </table:table-cell>
          <table:table-cell table:style-name="ce1"/>
          <table:table-cell office:value-type="float" office:value="-64.142450142450159" table:formula="of:=([.E80]+[.G80]+[.I80]+[.K80])/4" table:style-name="ce1">
            <text:p>-64,14245014</text:p>
          </table:table-cell>
          <table:table-cell table:number-columns-repeated="14" table:style-name="ce1"/>
          <table:table-cell office:value-type="float" office:value="0.450785222555736" table:formula="of:=SQRT(1/[.T86])" table:style-name="ce1">
            <text:p>0,450785223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1">
            <text:p>Srednia niepewnosc</text:p>
          </table:table-cell>
          <table:table-cell table:style-name="ce1"/>
          <table:table-cell office:value-type="float" office:value="1.0076630108248188" table:formula="of:=([.E92]+[.G92]+[.I92]+[.K92])/4" table:style-name="ce1">
            <text:p>1,007663011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0.9515669515669174" table:formula="of:=[.E95]-[.E80]" table:style-name="ce1">
            <text:p>0,951566952</text:p>
          </table:table-cell>
          <table:table-cell table:style-name="ce1"/>
          <table:table-cell office:value-type="float" office:value="0.16524216524216229" table:formula="of:=[.E95]-[.G80]" table:style-name="ce1">
            <text:p>0,165242165</text:p>
          </table:table-cell>
          <table:table-cell office:value-type="float" office:value="-5.1282051282043994E-2" table:formula="of:=[.E95]-[.I80]" table:style-name="ce1">
            <text:p>-0,051282051</text:p>
          </table:table-cell>
          <table:table-cell office:value-type="float" office:value="-1.0655270655270712" table:formula="of:=[.E95]-[.K80]" table:style-name="ce1">
            <text:p>-1,065527066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0.90547966331435614" table:formula="of:=[.E99]*[.E99]" table:style-name="ce1">
            <text:p>0,905479663</text:p>
          </table:table-cell>
          <table:table-cell table:style-name="ce1"/>
          <table:table-cell office:value-type="float" office:value="2.7304973173918067E-2" table:formula="of:=[.G99]*[.G99]" table:style-name="ce1">
            <text:p>0,027304973</text:p>
          </table:table-cell>
          <table:table-cell office:value-type="float" office:value="2.62984878369419E-3" table:formula="of:=[.H99]*[.H99]" table:style-name="ce1">
            <text:p>0,002629849</text:p>
          </table:table-cell>
          <table:table-cell office:value-type="float" office:value="1.1353479273707314" table:formula="of:=[.I99]*[.I99]" table:style-name="ce1">
            <text:p>1,135347927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2.0707624126426998" table:formula="of:=[.E100]+[.G100]+[.H100]+[.I100]" table:style-name="ce1">
            <text:p>2,070762413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0.17256353438689165" table:formula="of:=[.E103]/12" table:style-name="ce1">
            <text:p>0,172563534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0.41540767251808391" table:formula="of:=SQRT([.E104])" table:style-name="ce1">
            <text:p>0,415407673</text:p>
          </table:table-cell>
          <table:table-cell table:number-columns-repeated="16379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Arkusz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js</meta:initial-creator>
    <dc:creator>Mateusz Ligus</dc:creator>
    <meta:creation-date>2015-05-04T09:34:19Z</meta:creation-date>
    <dc:date>2015-05-10T18:26:34Z</dc:date>
    <meta:editing-cycles>2</meta:editing-cycles>
    <meta:editing-duration>PT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4167in" chart:symbol-height="0.04167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6.5" chart:minimum="-6.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4167in" chart:symbol-height="0.04167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4167in" chart:symbol-height="0.04167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square" chart:symbol-width="0.04167in" chart:symbol-height="0.04167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square" chart:symbol-width="0.04167in" chart:symbol-height="0.04167in" chart:connect-bars="false" chart:solid-type="cuboid"/>
      <style:graphic-properties draw:fill="none" draw:stroke="none"/>
    </style:style>
  </office:automatic-styles>
  <office:body>
    <office:chart>
      <chart:chart chart:class="chart:scatter" svg:height="459.6429133858267pt" svg:width="574.2856692913385pt" chart:style-name="Crt0">
        <chart:legend chart:legend-position="bottom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/>
          <chart:series chart:values-cell-range-address="Arkusz1.$E$30:.$E$54" chart:class="chart:scatter" chart:attached-axis="primary-y" chart:style-name="G0S0">
            <chart:domain table:cell-range-address="Arkusz1.$B$30:.$B$54"/>
            <chart:data-point chart:repeated="25"/>
          </chart:series>
          <chart:series chart:values-cell-range-address="Arkusz1.$G$30:.$G$54" chart:class="chart:scatter" chart:attached-axis="primary-y" chart:style-name="G0S1">
            <chart:domain table:cell-range-address="Arkusz1.$B$30:.$B$54"/>
            <chart:data-point chart:repeated="25"/>
          </chart:series>
          <chart:series chart:values-cell-range-address="Arkusz1.$I$30:.$I$54" chart:class="chart:scatter" chart:attached-axis="primary-y" chart:style-name="G0S2">
            <chart:domain table:cell-range-address="Arkusz1.$B$30:.$B$54"/>
            <chart:data-point chart:repeated="25"/>
          </chart:series>
          <chart:series chart:values-cell-range-address="Arkusz1.$K$30:.$K$54" chart:class="chart:scatter" chart:attached-axis="primary-y" chart:style-name="G0S3">
            <chart:domain table:cell-range-address="Arkusz1.$B$30:.$B$54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